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TUSUR/TemplateModule.xml" manifest:media-type="text/xml"/>
  <manifest:file-entry manifest:full-path="Basic/TUSUR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TUSUR/TemplateGenerator.xml" manifest:media-type="text/xml"/>
  <manifest:file-entry manifest:full-path="Dialogs/TUSUR/dialog-lb.xml" manifest:media-type="text/xml"/>
  <manifest:file-entry manifest:full-path="Dialogs/dialog-lc.xml" manifest:media-type="text/xml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office:new" xlink:href="vnd.sun.star.script:TUSUR.TemplateModule.ShowTemplateGenerator?language=Basic&amp;location=document" xlink:type="simple"/>
    </office:event-listeners>
  </office:scripts>
  <office:font-face-decls>
    <style:font-face style:name="OpenSymbol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Отчет_20_Колонтитул">
      <style:paragraph-properties>
        <style:tab-stops/>
      </style:paragraph-properties>
    </style:style>
    <style:style style:name="P2" style:family="paragraph" style:parent-style-name="Отчет_20_Титульный_20_Информация">
      <style:paragraph-properties>
        <style:tab-stops>
          <style:tab-stop style:position="4.001cm" style:type="right"/>
          <style:tab-stop style:position="6.001cm" style:type="center"/>
          <style:tab-stop style:position="7.999cm" style:type="right"/>
        </style:tab-stops>
      </style:paragraph-properties>
      <style:text-properties officeooo:rsid="0018d78e" officeooo:paragraph-rsid="0018d78e"/>
    </style:style>
    <style:style style:name="P3" style:family="paragraph" style:parent-style-name="Отчет_20_Титульный_20_Информация">
      <style:paragraph-properties>
        <style:tab-stops>
          <style:tab-stop style:position="4.001cm" style:type="center"/>
          <style:tab-stop style:position="7.999cm" style:type="right"/>
        </style:tab-stops>
      </style:paragraph-properties>
      <style:text-properties officeooo:rsid="0018d78e" officeooo:paragraph-rsid="0018d78e"/>
    </style:style>
    <style:style style:name="P4" style:family="paragraph" style:parent-style-name="Отчет_20_Титульный_20_Информация">
      <style:paragraph-properties>
        <style:tab-stops>
          <style:tab-stop style:position="6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5" style:family="paragraph" style:parent-style-name="Отчет_20_Титульный_20_Информация">
      <style:paragraph-properties>
        <style:tab-stops>
          <style:tab-stop style:position="2cm" style:type="center"/>
          <style:tab-stop style:position="6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6" style:family="paragraph" style:parent-style-name="Отчет_20_Титульный_20_Информация">
      <style:text-properties style:text-underline-style="none" officeooo:rsid="0018d78e" officeooo:paragraph-rsid="0018d78e"/>
    </style:style>
    <style:style style:name="P7" style:family="paragraph" style:parent-style-name="Отчет_20_Титульный_20_Информация">
      <style:paragraph-properties>
        <style:tab-stops>
          <style:tab-stop style:position="1cm" style:type="center"/>
          <style:tab-stop style:position="2cm" style:type="right"/>
          <style:tab-stop style:position="4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8" style:family="paragraph" style:parent-style-name="Отчет_20_Титульный_20_Информация">
      <style:paragraph-properties>
        <style:tab-stops>
          <style:tab-stop style:position="4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9" style:family="paragraph" style:parent-style-name="Отчет_20_Титульный_20_Информация">
      <style:paragraph-properties>
        <style:tab-stops>
          <style:tab-stop style:position="4.001cm" style:type="right"/>
          <style:tab-stop style:position="6.001cm" style:type="center"/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10" style:family="paragraph" style:parent-style-name="Отчет_20_Титульный_20_Информация">
      <style:paragraph-properties>
        <style:tab-stops>
          <style:tab-stop style:position="4.001cm" style:type="center"/>
          <style:tab-stop style:position="7.999cm" style:type="right"/>
        </style:tab-stops>
      </style:paragraph-properties>
      <style:text-properties style:text-underline-style="solid" style:text-underline-width="auto" style:text-underline-color="font-color" officeooo:rsid="0018d78e" officeooo:paragraph-rsid="0018d78e"/>
    </style:style>
    <style:style style:name="P11" style:family="paragraph" style:parent-style-name="Отчет_20_Титульный_20_Информация">
      <style:paragraph-properties fo:text-align="end" style:justify-single-word="false">
        <style:tab-stops>
          <style:tab-stop style:position="1cm" style:type="center"/>
          <style:tab-stop style:position="2cm" style:type="right"/>
        </style:tab-stops>
      </style:paragraph-properties>
    </style:style>
    <style:style style:name="P12" style:family="paragraph" style:parent-style-name="Отчет_20_Титульный_20_Базовый">
      <style:paragraph-properties fo:margin-top="0cm" fo:margin-bottom="0.199cm" style:contextual-spacing="false" fo:text-align="center" style:justify-single-word="false"/>
    </style:style>
    <style:style style:name="P13" style:family="paragraph" style:parent-style-name="Отчет_20_Титульный_20_Базовый">
      <style:paragraph-properties fo:margin-top="0cm" fo:margin-bottom="0.199cm" style:contextual-spacing="false" fo:text-align="center" style:justify-single-word="false"/>
      <style:text-properties officeooo:paragraph-rsid="001d3e4f"/>
    </style:style>
    <style:style style:name="P14" style:family="paragraph" style:parent-style-name="Отчет_20_Титульный_20_Базовый">
      <style:paragraph-properties fo:margin-top="0cm" fo:margin-bottom="0.199cm" style:contextual-spacing="false" fo:text-align="center" style:justify-single-word="false"/>
      <style:text-properties officeooo:paragraph-rsid="0081c84f"/>
    </style:style>
    <style:style style:name="P15" style:family="paragraph" style:parent-style-name="Отчет_20_Титульный_20_Базовый">
      <style:paragraph-properties fo:margin-top="0cm" fo:margin-bottom="0.199cm" style:contextual-spacing="false" fo:text-align="center" style:justify-single-word="false"/>
      <style:text-properties officeooo:rsid="00850a77" officeooo:paragraph-rsid="00850a77"/>
    </style:style>
    <style:style style:name="P16" style:family="paragraph" style:parent-style-name="Отчет_20_Титульный_20_Информация">
      <style:paragraph-properties fo:break-before="column">
        <style:tab-stops>
          <style:tab-stop style:position="6.001cm" style:type="center"/>
          <style:tab-stop style:position="7.999cm" style:type="right"/>
        </style:tab-stops>
      </style:paragraph-properties>
      <style:text-properties officeooo:rsid="0018d78e" officeooo:paragraph-rsid="0018d78e"/>
    </style:style>
    <style:style style:name="P17" style:family="paragraph" style:parent-style-name="Отчет_20_Титульный_20_Базовый" style:master-page-name="Отчет_20_Титульный">
      <style:paragraph-properties fo:margin-top="0cm" fo:margin-bottom="0.199cm" style:contextual-spacing="false" fo:text-align="center" style:justify-single-word="false" style:page-number="auto"/>
    </style:style>
    <style:style style:name="P18" style:family="paragraph" style:parent-style-name="Отчет_20_Титульный_20_Тема_20_Работы">
      <style:text-properties officeooo:rsid="0086f596" officeooo:paragraph-rsid="0086f596"/>
    </style:style>
    <style:style style:name="P19" style:family="paragraph" style:parent-style-name="Отчет_20_Титульный_20_Информация">
      <style:paragraph-properties fo:text-align="end" style:justify-single-word="false"/>
      <style:text-properties officeooo:rsid="00850a77" officeooo:paragraph-rsid="00850a77"/>
    </style:style>
    <style:style style:name="P20" style:family="paragraph" style:parent-style-name="Отчет_20_Титульный_20_Информация">
      <style:paragraph-properties fo:text-align="end" style:justify-single-word="false">
        <style:tab-stops>
          <style:tab-stop style:position="1cm" style:type="center"/>
          <style:tab-stop style:position="2cm" style:type="right"/>
        </style:tab-stops>
      </style:paragraph-properties>
      <style:text-properties style:text-underline-style="solid" style:text-underline-width="auto" style:text-underline-color="font-color"/>
    </style:style>
    <style:style style:name="P21" style:family="paragraph" style:parent-style-name="Отчет_20_Титульный_20_Информация">
      <style:paragraph-properties>
        <style:tab-stops>
          <style:tab-stop style:position="7.999cm" style:type="right"/>
        </style:tab-stops>
      </style:paragraph-properties>
      <style:text-properties style:text-underline-style="none" officeooo:rsid="0018d78e" officeooo:paragraph-rsid="0018d78e"/>
    </style:style>
    <style:style style:name="P22" style:family="paragraph" style:parent-style-name="Отчет_20_Абзац">
      <style:text-properties officeooo:paragraph-rsid="00885a36"/>
    </style:style>
    <style:style style:name="P23" style:family="paragraph" style:parent-style-name="Отчет_20_Заголовок_20_1" style:master-page-name="Отчет_20_Базовый">
      <style:paragraph-properties style:page-number="auto"/>
    </style:style>
    <style:style style:name="P24" style:family="paragraph" style:parent-style-name="Отчет_20_Заголовок_20_1" style:master-page-name="">
      <style:paragraph-properties style:page-number="auto" fo:break-before="auto" fo:break-after="auto"/>
    </style:style>
    <style:style style:name="P25" style:family="paragraph" style:parent-style-name="Отчет_20_Заголовок_20_1" style:master-page-name="">
      <style:paragraph-properties style:page-number="auto" fo:break-before="auto" fo:break-after="auto"/>
      <style:text-properties officeooo:rsid="0086f596" officeooo:paragraph-rsid="0086f596"/>
    </style:style>
    <style:style style:name="P26" style:family="paragraph" style:parent-style-name="Отчет_20_Заголовок_20_2">
      <style:text-properties officeooo:rsid="0086f596" officeooo:paragraph-rsid="0086f596"/>
    </style:style>
    <style:style style:name="P27" style:family="paragraph" style:parent-style-name="Отчет_20_Заголовок_20_2">
      <style:text-properties officeooo:rsid="00885a36" officeooo:paragraph-rsid="00885a36"/>
    </style:style>
    <style:style style:name="T1" style:family="text">
      <style:text-properties officeooo:rsid="002425c1"/>
    </style:style>
    <style:style style:name="T2" style:family="text">
      <style:text-properties officeooo:rsid="00850a77"/>
    </style:style>
    <style:style style:name="T3" style:family="text">
      <style:text-properties officeooo:rsid="00176ea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080b0"/>
    </style:style>
    <style:style style:name="T6" style:family="text">
      <style:text-properties style:text-underline-style="solid" style:text-underline-width="auto" style:text-underline-color="font-color" officeooo:rsid="0086f596"/>
    </style:style>
    <style:style style:name="T7" style:family="text">
      <style:text-properties style:text-underline-style="none"/>
    </style:style>
    <style:style style:name="T8" style:family="text">
      <style:text-properties style:text-position="super 58%" fo:font-style="italic" style:font-style-asian="italic" style:font-style-complex="italic"/>
    </style:style>
    <style:style style:name="T9" style:family="text">
      <style:text-properties style:text-position="super 58%" fo:font-style="italic" officeooo:rsid="0019c97b" style:font-style-asian="italic" style:font-style-complex="italic"/>
    </style:style>
    <style:style style:name="T10" style:family="text">
      <style:text-properties style:text-position="super 58%" fo:font-style="italic" officeooo:rsid="001aab59" style:font-style-asian="italic" style:font-style-complex="italic"/>
    </style:style>
    <style:style style:name="T11" style:family="text">
      <style:text-properties style:text-position="super 58%" fo:font-style="italic" officeooo:rsid="001ba75e" style:font-style-asian="italic" style:font-style-complex="italic"/>
    </style:style>
    <style:style style:name="T12" style:family="text">
      <style:text-properties style:text-position="super 58%" fo:font-style="italic" style:text-underline-style="none" officeooo:rsid="001aab59" style:font-style-asian="italic" style:font-style-complex="italic"/>
    </style:style>
    <style:style style:name="T13" style:family="text">
      <style:text-properties officeooo:rsid="001aab59"/>
    </style:style>
    <style:style style:name="T14" style:family="text">
      <style:text-properties officeooo:rsid="0086f596"/>
    </style:style>
    <style:style style:name="T15" style:family="text">
      <style:text-properties officeooo:rsid="00885a36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true" form:apply-design-mode="tru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Year"/>
        <text:variable-decl office:value-type="string" text:name="Topic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section text:style-name="Sect1" text:name="Тема работы">
        <text:p text:style-name="P17">Министерство науки и высшего образования Российской Федерации</text:p>
        <text:p text:style-name="P12">Федеральное государственное бюджетное образовательное <text:line-break/>учреждение высшего образования</text:p>
        <text:p text:style-name="P14">ТОМСКИЙ ГОСУДАРСТВЕННЫЙ УНИВЕРСИТЕТ<text:line-break/>СИСТЕМ УПРАВЛЕНИЯ И РАДИОЭЛЕКТРОНИКИ (ТУСУР)</text:p>
        <text:p text:style-name="P15">Кафедра автоматизированных систем управления (АСУ)</text:p>
        <text:p text:style-name="P18">Хеширование</text:p>
        <text:p text:style-name="P13"><text:span text:style-name="T2">Отчет по лабораторной работе № </text:span><text:span text:style-name="T14">5</text:span> по дисциплин<text:span text:style-name="T3">е</text:span><text:line-break/>«<text:span text:style-name="T14">Структуры и алгоритмы обработки данных в ЭВМ</text:span>»</text:p>
      </text:section>
      <text:section text:style-name="Sect2" text:name="Отчет Авторы">
        <text:p text:style-name="P19">Выполнил:</text:p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Отчет_20_Титульный_20_Информация"/>
        <text:p text:style-name="P19">Проверил:</text:p>
        <text:p text:style-name="Отчет_20_Титульный_20_Информация"/>
        <text:p text:style-name="P20"><text:tab/><text:tab/></text:p>
        <text:p text:style-name="P11"><text:tab/><text:span text:style-name="T11">(оценка)</text:span><text:tab/></text:p>
        <text:p text:style-name="P16">Обучающийся гр. <text:span text:style-name="T4"><text:tab/></text:span><text:span text:style-name="T6">439-3</text:span><text:span text:style-name="T4"><text:tab/></text:span></text:p>
        <text:p text:style-name="P4"><text:tab/><text:span text:style-name="T8">(группа)</text:span><text:tab/></text:p>
        <text:p text:style-name="P2"><text:span text:style-name="T4"><text:tab/></text:span><text:span text:style-name="T7"> </text:span><text:span text:style-name="T4"><text:tab/></text:span><text:span text:style-name="T6">А. С. Мазовец</text:span><text:span text:style-name="T5"><text:tab/></text:span></text:p>
        <text:p text:style-name="P5"><text:tab/><text:span text:style-name="T8">(подпись)</text:span><text:tab/><text:span text:style-name="T8">(И. О. Фамилия)</text:span><text:tab/></text:p>
        <text:p text:style-name="P7">« <text:span text:style-name="T4"><text:tab/><text:tab/></text:span> » <text:span text:style-name="T4"><text:tab/><text:tab/></text:span> <text:span text:style-name="T2">2021</text:span>г.</text:p>
        <text:p text:style-name="P8"><text:tab/><text:span text:style-name="T8">(дата)</text:span><text:tab/></text:p>
        <text:p text:style-name="P21"/>
        <text:p text:style-name="P6"/>
        <text:p text:style-name="P10"><text:tab/><text:span text:style-name="T14">ассистент кафедры АСУ</text:span><text:tab/></text:p>
        <text:p text:style-name="P8"><text:tab/><text:span text:style-name="T9">(должность, ученая степень, звание)</text:span><text:tab/></text:p>
        <text:p text:style-name="P9"><text:span text:style-name="T4"><text:tab/></text:span> <text:span text:style-name="T4"><text:tab/></text:span><text:span text:style-name="T6">Я. В. Яблонский</text:span><text:span text:style-name="T4"><text:tab/></text:span></text:p>
        <text:p text:style-name="P5"><text:tab/><text:span text:style-name="T10">(подпись)</text:span><text:tab/><text:span text:style-name="T10">(И. О. Фамилия)</text:span><text:tab/></text:p>
        <text:p text:style-name="P7">« <text:span text:style-name="T4"><text:tab/><text:tab/></text:span> » <text:span text:style-name="T4"><text:tab/><text:tab/></text:span> <text:span text:style-name="T2">2021</text:span><text:span text:style-name="T13">г.</text:span></text:p>
        <text:p text:style-name="P3"><text:span text:style-name="T7"><text:tab/></text:span><text:span text:style-name="T12">(дата)</text:span><text:span text:style-name="T7"><text:tab/></text:span></text:p>
      </text:section>
      <text:list xml:id="list3286907645" text:style-name="Отчет_20_Нумерованный">
        <text:list-item>
          <text:h text:style-name="P23" text:outline-level="1">Задание на лабораторную работу</text:h>
          <text:list>
            <text:list-item>
              <text:h text:style-name="P27" text:outline-level="2">Вариант 17</text:h>
            </text:list-item>
          </text:list>
        </text:list-item>
      </text:list>
      <text:p text:style-name="P22">Написать программу, которая реализует метод открытого хеширования и хеш-функцией, основанной на методе деления с остатком. Данные, хранящиеся в файле занести в хеш-таблицу. Файл должен содержать не менее 15 целых чисел. Вывести построенную хеш-таблицу на экран (вместе с количеством выполненных проб). Организовать поиск данных в хеш-таблице. Результаты поиска данных вывести на экран. Также вывести количество проб, которые были затрачены при поиске.</text:p>
      <text:list xml:id="list92356168880034" text:continue-numbering="true" text:style-name="Отчет_20_Нумерованный">
        <text:list-item>
          <text:h text:style-name="P25" text:outline-level="1">Листинг программы</text:h>
          <text:list>
            <text:list-item>
              <text:h text:style-name="P26" text:outline-level="2">Заголовочный файл</text:h>
            </text:list-item>
          </text:list>
        </text:list-item>
      </text:list>
      <text:list xml:id="list1549769488" text:style-name="Отчет_20_Листинг">
        <text:list-item>
          <text:p text:style-name="Отчет_20_Листинг">#ifndef HASH_HPP_</text:p>
        </text:list-item>
        <text:list-item>
          <text:p text:style-name="Отчет_20_Листинг">#define HASH_HPP_</text:p>
        </text:list-item>
        <text:list-item>
          <text:p text:style-name="Отчет_20_Листинг">#include &lt;iostream&gt;</text:p>
        </text:list-item>
        <text:list-item>
          <text:p text:style-name="Отчет_20_Листинг">#include "list.hpp"</text:p>
        </text:list-item>
        <text:list-item>
          <text:p text:style-name="Отчет_20_Листинг"/>
        </text:list-item>
        <text:list-item>
          <text:p text:style-name="Отчет_20_Листинг">namespace ads {</text:p>
        </text:list-item>
        <text:list-item>
          <text:p text:style-name="Отчет_20_Листинг"><text:s text:c="4"/>class entry {</text:p>
        </text:list-item>
        <text:list-item>
          <text:p text:style-name="Отчет_20_Листинг"><text:s text:c="8"/>friend std::ostream&amp; operator&lt;&lt; (std::ostream&amp; o, const entry &amp;e);</text:p>
        </text:list-item>
        <text:list-item>
          <text:p text:style-name="Отчет_20_Листинг"/>
        </text:list-item>
        <text:list-item>
          <text:p text:style-name="Отчет_20_Листинг"><text:s text:c="8"/>friend bool operator== (entry A, int B);</text:p>
        </text:list-item>
        <text:list-item>
          <text:p text:style-name="Отчет_20_Листинг"><text:s text:c="8"/>friend bool operator== (int A, entry B);</text:p>
        </text:list-item>
        <text:list-item>
          <text:p text:style-name="Отчет_20_Листинг"/>
        </text:list-item>
        <text:list-item>
          <text:p text:style-name="Отчет_20_Листинг"><text:s text:c="8"/>friend bool operator== (entry A, entry B);</text:p>
        </text:list-item>
        <text:list-item>
          <text:p text:style-name="Отчет_20_Листинг"/>
        </text:list-item>
        <text:list-item>
          <text:p text:style-name="Отчет_20_Листинг"><text:s text:c="8"/>public:</text:p>
        </text:list-item>
        <text:list-item>
          <text:p text:style-name="Отчет_20_Листинг"><text:s text:c="12"/>int key;</text:p>
        </text:list-item>
        <text:list-item>
          <text:p text:style-name="Отчет_20_Листинг"><text:s text:c="12"/>int value;</text:p>
        </text:list-item>
        <text:list-item>
          <text:p text:style-name="Отчет_20_Листинг"/>
        </text:list-item>
        <text:list-item>
          <text:p text:style-name="Отчет_20_Листинг"><text:s text:c="12"/>entry (int);</text:p>
        </text:list-item>
        <text:list-item>
          <text:p text:style-name="Отчет_20_Листинг"><text:s text:c="12"/>entry (int, int);</text:p>
        </text:list-item>
        <text:list-item>
          <text:p text:style-name="Отчет_20_Листинг"><text:s text:c="4"/>};</text:p>
        </text:list-item>
        <text:list-item>
          <text:p text:style-name="Отчет_20_Листинг"/>
        </text:list-item>
        <text:list-item>
          <text:p text:style-name="Отчет_20_Листинг"><text:s text:c="4"/>class hash {</text:p>
        </text:list-item>
        <text:list-item>
          <text:p text:style-name="Отчет_20_Листинг"><text:s text:c="8"/>friend std::ostream&amp; operator&lt;&lt; (std::ostream&amp; o, const hash &amp;t);</text:p>
        </text:list-item>
        <text:list-item>
          <text:p text:style-name="Отчет_20_Листинг"/>
        </text:list-item>
        <text:list-item>
          <text:p text:style-name="Отчет_20_Листинг"><text:s text:c="8"/>private:</text:p>
        </text:list-item>
        <text:list-item>
          <text:p text:style-name="Отчет_20_Листинг"><text:s text:c="12"/>int length;</text:p>
        </text:list-item>
        <text:list-item>
          <text:p text:style-name="Отчет_20_Листинг"><text:soft-page-break/><text:s text:c="12"/>list&lt;entry&gt;* keys;</text:p>
        </text:list-item>
        <text:list-item>
          <text:p text:style-name="Отчет_20_Листинг"/>
        </text:list-item>
        <text:list-item>
          <text:p text:style-name="Отчет_20_Листинг"><text:s text:c="8"/>public:</text:p>
        </text:list-item>
        <text:list-item>
          <text:p text:style-name="Отчет_20_Листинг"><text:s text:c="12"/>hash(int length); </text:p>
        </text:list-item>
        <text:list-item>
          <text:p text:style-name="Отчет_20_Листинг"><text:s text:c="12"/>~hash();</text:p>
        </text:list-item>
        <text:list-item>
          <text:p text:style-name="Отчет_20_Листинг"/>
        </text:list-item>
        <text:list-item>
          <text:p text:style-name="Отчет_20_Листинг"><text:s text:c="12"/>int hashfunction (int key) const; </text:p>
        </text:list-item>
        <text:list-item>
          <text:p text:style-name="Отчет_20_Листинг"><text:s text:c="12"/>entry *find (int key, int *iter) const;</text:p>
        </text:list-item>
        <text:list-item>
          <text:p text:style-name="Отчет_20_Листинг"><text:s text:c="12"/>hash&amp; insert (entry data);</text:p>
        </text:list-item>
        <text:list-item>
          <text:p text:style-name="Отчет_20_Листинг"><text:s text:c="12"/>hash&amp; remove (int key, int *iter);</text:p>
        </text:list-item>
        <text:list-item>
          <text:p text:style-name="Отчет_20_Листинг"><text:s text:c="4"/>};</text:p>
        </text:list-item>
        <text:list-item>
          <text:p text:style-name="Отчет_20_Листинг">}</text:p>
        </text:list-item>
        <text:list-item>
          <text:p text:style-name="Отчет_20_Листинг"/>
        </text:list-item>
        <text:list-item>
          <text:p text:style-name="Отчет_20_Листинг">#endif /* HASH_HPP_ */</text:p>
        </text:list-item>
      </text:list>
      <text:list xml:id="list92356139694374" text:continue-list="list92356168880034" text:style-name="Отчет_20_Нумерованный">
        <text:list-item>
          <text:list>
            <text:list-item>
              <text:h text:style-name="Отчет_20_Заголовок_20_2" text:outline-level="2">Заголовочный файл</text:h>
            </text:list-item>
          </text:list>
        </text:list-item>
      </text:list>
      <text:list xml:id="list92355534677639" text:continue-list="list1549769488" text:style-name="Отчет_20_Листинг">
        <text:list-item text:start-value="1">
          <text:p text:style-name="Отчет_20_Листинг">#ifndef HASH_CPP_</text:p>
        </text:list-item>
        <text:list-item>
          <text:p text:style-name="Отчет_20_Листинг">#define HASH_CPP_</text:p>
        </text:list-item>
        <text:list-item>
          <text:p text:style-name="Отчет_20_Листинг"/>
        </text:list-item>
        <text:list-item>
          <text:p text:style-name="Отчет_20_Листинг">#include &lt;iostream&gt;</text:p>
        </text:list-item>
        <text:list-item>
          <text:p text:style-name="Отчет_20_Листинг">#include &lt;stdexcept&gt;</text:p>
        </text:list-item>
        <text:list-item>
          <text:p text:style-name="Отчет_20_Листинг">#include "HashTable.hpp"</text:p>
        </text:list-item>
        <text:list-item>
          <text:p text:style-name="Отчет_20_Листинг">#include "list.hpp"</text:p>
        </text:list-item>
        <text:list-item>
          <text:p text:style-name="Отчет_20_Листинг"/>
        </text:list-item>
        <text:list-item>
          <text:p text:style-name="Отчет_20_Листинг">namespace ads {</text:p>
        </text:list-item>
        <text:list-item>
          <text:p text:style-name="Отчет_20_Листинг"><text:s text:c="4"/>entry::entry (int) {}</text:p>
        </text:list-item>
        <text:list-item>
          <text:p text:style-name="Отчет_20_Листинг"/>
        </text:list-item>
        <text:list-item>
          <text:p text:style-name="Отчет_20_Листинг"><text:s text:c="4"/>entry::entry (int k, int v) </text:p>
        </text:list-item>
        <text:list-item>
          <text:p text:style-name="Отчет_20_Листинг"><text:s text:c="4"/>: key (k), value (v) {}</text:p>
        </text:list-item>
        <text:list-item>
          <text:p text:style-name="Отчет_20_Листинг"/>
        </text:list-item>
        <text:list-item>
          <text:p text:style-name="Отчет_20_Листинг"><text:s text:c="4"/>bool operator== (entry A, int B) {</text:p>
        </text:list-item>
        <text:list-item>
          <text:p text:style-name="Отчет_20_Листинг"><text:s text:c="8"/>return A.key == B;</text:p>
        </text:list-item>
        <text:list-item>
          <text:p text:style-name="Отчет_20_Листинг"><text:s text:c="4"/>}</text:p>
        </text:list-item>
        <text:list-item>
          <text:p text:style-name="Отчет_20_Листинг"/>
        </text:list-item>
        <text:list-item>
          <text:p text:style-name="Отчет_20_Листинг"><text:s text:c="4"/>bool operator== (int A, entry B) {</text:p>
        </text:list-item>
        <text:list-item>
          <text:p text:style-name="Отчет_20_Листинг"><text:s text:c="8"/>return A == B.key;</text:p>
        </text:list-item>
        <text:list-item>
          <text:p text:style-name="Отчет_20_Листинг"><text:s text:c="4"/>}</text:p>
        </text:list-item>
        <text:list-item>
          <text:p text:style-name="Отчет_20_Листинг"/>
        </text:list-item>
        <text:list-item>
          <text:p text:style-name="Отчет_20_Листинг"><text:s text:c="4"/>bool operator== (entry A, entry B) {</text:p>
        </text:list-item>
        <text:list-item>
          <text:p text:style-name="Отчет_20_Листинг"><text:s text:c="8"/>return A.key == B.key;</text:p>
        </text:list-item>
        <text:list-item>
          <text:p text:style-name="Отчет_20_Листинг"><text:s text:c="4"/>}</text:p>
        </text:list-item>
        <text:list-item>
          <text:p text:style-name="Отчет_20_Листинг"/>
        </text:list-item>
        <text:list-item>
          <text:p text:style-name="Отчет_20_Листинг"><text:s text:c="4"/>hash::hash (int length)</text:p>
        </text:list-item>
        <text:list-item>
          <text:p text:style-name="Отчет_20_Листинг"><text:s text:c="4"/>: length (length) {</text:p>
        </text:list-item>
        <text:list-item>
          <text:p text:style-name="Отчет_20_Листинг"><text:s text:c="8"/>if (length &lt; 1)</text:p>
        </text:list-item>
        <text:list-item>
          <text:p text:style-name="Отчет_20_Листинг"><text:s text:c="12"/>throw std::invalid_argument ("Invalid length");</text:p>
        </text:list-item>
        <text:list-item>
          <text:p text:style-name="Отчет_20_Листинг"><text:s text:c="8"/>keys = new list&lt;entry&gt;[length];</text:p>
        </text:list-item>
        <text:list-item>
          <text:p text:style-name="Отчет_20_Листинг"><text:s text:c="4"/>}</text:p>
        </text:list-item>
        <text:list-item>
          <text:p text:style-name="Отчет_20_Листинг"/>
        </text:list-item>
        <text:list-item>
          <text:p text:style-name="Отчет_20_Листинг"><text:s text:c="4"/>hash::~hash () {</text:p>
        </text:list-item>
        <text:list-item>
          <text:p text:style-name="Отчет_20_Листинг"><text:s text:c="8"/>delete[] keys;</text:p>
        </text:list-item>
        <text:list-item>
          <text:p text:style-name="Отчет_20_Листинг"><text:s text:c="4"/>}</text:p>
        </text:list-item>
        <text:list-item>
          <text:p text:style-name="Отчет_20_Листинг"><text:soft-page-break/></text:p>
        </text:list-item>
        <text:list-item>
          <text:p text:style-name="Отчет_20_Листинг"><text:s text:c="4"/>int hash::hashfunction (int key) const {</text:p>
        </text:list-item>
        <text:list-item>
          <text:p text:style-name="Отчет_20_Листинг"><text:s text:c="8"/>return abs (key % length);</text:p>
        </text:list-item>
        <text:list-item>
          <text:p text:style-name="Отчет_20_Листинг"><text:s text:c="4"/>}</text:p>
        </text:list-item>
        <text:list-item>
          <text:p text:style-name="Отчет_20_Листинг"/>
        </text:list-item>
        <text:list-item>
          <text:p text:style-name="Отчет_20_Листинг"><text:s text:c="4"/>entry* hash::find (int key, int *iter) const {</text:p>
        </text:list-item>
        <text:list-item>
          <text:p text:style-name="Отчет_20_Листинг"><text:s text:c="8"/>_node&lt;entry&gt; *find = keys[hashfunction(key)].find(entry (key, 0), iter);</text:p>
        </text:list-item>
        <text:list-item>
          <text:p text:style-name="Отчет_20_Листинг"><text:s text:c="8"/>if (find &amp;&amp; find-&gt;next)</text:p>
        </text:list-item>
        <text:list-item>
          <text:p text:style-name="Отчет_20_Листинг"><text:s text:c="12"/>return &amp;find-&gt;next-&gt;field;</text:p>
        </text:list-item>
        <text:list-item>
          <text:p text:style-name="Отчет_20_Листинг"><text:s text:c="8"/>return nullptr;</text:p>
        </text:list-item>
        <text:list-item>
          <text:p text:style-name="Отчет_20_Листинг"><text:s text:c="4"/>}</text:p>
        </text:list-item>
        <text:list-item>
          <text:p text:style-name="Отчет_20_Листинг"/>
        </text:list-item>
        <text:list-item>
          <text:p text:style-name="Отчет_20_Листинг"><text:s text:c="4"/>hash&amp; hash::insert (entry data) {</text:p>
        </text:list-item>
        <text:list-item>
          <text:p text:style-name="Отчет_20_Листинг"><text:s text:c="8"/>keys[hashfunction(data.key)].pushStart(data);</text:p>
        </text:list-item>
        <text:list-item>
          <text:p text:style-name="Отчет_20_Листинг"><text:s text:c="8"/>return *this;</text:p>
        </text:list-item>
        <text:list-item>
          <text:p text:style-name="Отчет_20_Листинг"><text:s text:c="4"/>}</text:p>
        </text:list-item>
        <text:list-item>
          <text:p text:style-name="Отчет_20_Листинг"/>
        </text:list-item>
        <text:list-item>
          <text:p text:style-name="Отчет_20_Листинг"><text:s text:c="4"/>hash&amp; hash::remove (int key, int *iter) {</text:p>
        </text:list-item>
        <text:list-item>
          <text:p text:style-name="Отчет_20_Листинг"><text:s text:c="8"/>_node&lt;entry&gt; *find = keys[hashfunction(key)].find(entry (key, 0), iter);</text:p>
        </text:list-item>
        <text:list-item>
          <text:p text:style-name="Отчет_20_Листинг"><text:s text:c="8"/>std::cout &lt;&lt; "Remove " &lt;&lt; key &lt;&lt; " ";</text:p>
        </text:list-item>
        <text:list-item>
          <text:p text:style-name="Отчет_20_Листинг"><text:s text:c="8"/>if (find) {</text:p>
        </text:list-item>
        <text:list-item>
          <text:p text:style-name="Отчет_20_Листинг"><text:s text:c="12"/>keys[hashfunction(key)].remove_next(find);</text:p>
        </text:list-item>
        <text:list-item>
          <text:p text:style-name="Отчет_20_Листинг"><text:s text:c="12"/>std::cout &lt;&lt; "Success deletion <text:s/>";</text:p>
        </text:list-item>
        <text:list-item>
          <text:p text:style-name="Отчет_20_Листинг"><text:s text:c="8"/>} else {</text:p>
        </text:list-item>
        <text:list-item>
          <text:p text:style-name="Отчет_20_Листинг"><text:s text:c="12"/>std::cout &lt;&lt; "There is no key <text:s/>";</text:p>
        </text:list-item>
        <text:list-item>
          <text:p text:style-name="Отчет_20_Листинг"><text:s text:c="8"/>}</text:p>
        </text:list-item>
        <text:list-item>
          <text:p text:style-name="Отчет_20_Листинг"><text:s text:c="8"/>std::cout &lt;&lt; "Iterations " &lt;&lt; *iter &lt;&lt; std::endl;</text:p>
        </text:list-item>
        <text:list-item>
          <text:p text:style-name="Отчет_20_Листинг"><text:s text:c="8"/>return *this;</text:p>
        </text:list-item>
        <text:list-item>
          <text:p text:style-name="Отчет_20_Листинг"><text:s text:c="4"/>}</text:p>
        </text:list-item>
        <text:list-item>
          <text:p text:style-name="Отчет_20_Листинг"/>
        </text:list-item>
        <text:list-item>
          <text:p text:style-name="Отчет_20_Листинг"><text:s text:c="4"/>std::ostream&amp; operator&lt;&lt; (std::ostream&amp; o, const entry &amp;e) {</text:p>
        </text:list-item>
        <text:list-item>
          <text:p text:style-name="Отчет_20_Листинг"><text:s text:c="8"/>o &lt;&lt; "(" &lt;&lt; e.key &lt;&lt; " : " &lt;&lt; e.value &lt;&lt; ")";</text:p>
        </text:list-item>
        <text:list-item>
          <text:p text:style-name="Отчет_20_Листинг"><text:s text:c="8"/>return o;</text:p>
        </text:list-item>
        <text:list-item>
          <text:p text:style-name="Отчет_20_Листинг"><text:s text:c="4"/>}</text:p>
        </text:list-item>
        <text:list-item>
          <text:p text:style-name="Отчет_20_Листинг"/>
        </text:list-item>
        <text:list-item>
          <text:p text:style-name="Отчет_20_Листинг"><text:s text:c="4"/>std::ostream&amp; operator&lt;&lt; (std::ostream&amp; o, const hash &amp;t) {</text:p>
        </text:list-item>
        <text:list-item>
          <text:p text:style-name="Отчет_20_Листинг"><text:s text:c="8"/>for (int i = 0; i &lt; t.length; i++)</text:p>
        </text:list-item>
        <text:list-item>
          <text:p text:style-name="Отчет_20_Листинг"><text:s text:c="12"/>o &lt;&lt; "[" &lt;&lt; i &lt;&lt; "] -&gt; " &lt;&lt; <text:s/>t.keys[i] &lt;&lt; std::endl;</text:p>
        </text:list-item>
        <text:list-item>
          <text:p text:style-name="Отчет_20_Листинг"><text:s text:c="8"/>return o;</text:p>
        </text:list-item>
        <text:list-item>
          <text:p text:style-name="Отчет_20_Листинг"><text:s text:c="4"/>}</text:p>
        </text:list-item>
        <text:list-item>
          <text:p text:style-name="Отчет_20_Листинг">}</text:p>
        </text:list-item>
        <text:list-item>
          <text:p text:style-name="Отчет_20_Листинг"/>
        </text:list-item>
        <text:list-item>
          <text:p text:style-name="Отчет_20_Листинг">#endif /* HASH_CPP_ */</text:p>
        </text:list-item>
      </text:list>
      <text:list xml:id="list92355979115648" text:continue-list="list92356139694374" text:style-name="Отчет_20_Нумерованный">
        <text:list-item>
          <text:h text:style-name="P25" text:outline-level="1">Пример решения задачи</text:h>
        </text:list-item>
      </text:list>
      <text:p text:style-name="Отчет_20_Абзац">Пример выполнения программы. Вывод таблицы заполненной входными <text:soft-page-break/>данными из файла “<text:span text:style-name="T15">Ι</text:span>” (См. <text:span text:style-name="T15">п. </text:span>4.1). Для каждой операции вставки и поиска выводится кол-во совершенных проб (См. <text:span text:style-name="T15">п</text:span>. 4.<text:span text:style-name="T15">2</text:span>).</text:p>
      <text:list xml:id="list92355332848298" text:continue-numbering="true" text:style-name="Отчет_20_Нумерованный">
        <text:list-item>
          <text:list>
            <text:list-item>
              <text:h text:style-name="P26" text:outline-level="2">Входной файл</text:h>
            </text:list-item>
          </text:list>
        </text:list-item>
      </text:list>
      <text:list xml:id="list92356607386582" text:continue-list="list92355534677639" text:style-name="Отчет_20_Листинг">
        <text:list-item text:start-value="1">
          <text:p text:style-name="Отчет_20_Листинг">asmazovec@mobilehost insert ~/dev/sem4.СиАОДвЭВМ.lab5 &gt; cat I</text:p>
        </text:list-item>
        <text:list-item>
          <text:p text:style-name="Отчет_20_Листинг">123 1111</text:p>
        </text:list-item>
        <text:list-item>
          <text:p text:style-name="Отчет_20_Листинг">112 2222</text:p>
        </text:list-item>
        <text:list-item>
          <text:p text:style-name="Отчет_20_Листинг">332 3333</text:p>
        </text:list-item>
        <text:list-item>
          <text:p text:style-name="Отчет_20_Листинг">411 4444</text:p>
        </text:list-item>
        <text:list-item>
          <text:p text:style-name="Отчет_20_Листинг">451 5555</text:p>
        </text:list-item>
        <text:list-item>
          <text:p text:style-name="Отчет_20_Листинг">435 6666</text:p>
        </text:list-item>
        <text:list-item>
          <text:p text:style-name="Отчет_20_Листинг">513 7777</text:p>
        </text:list-item>
        <text:list-item>
          <text:p text:style-name="Отчет_20_Листинг">886 8888</text:p>
        </text:list-item>
        <text:list-item>
          <text:p text:style-name="Отчет_20_Листинг">113 9999</text:p>
        </text:list-item>
        <text:list-item>
          <text:p text:style-name="Отчет_20_Листинг">551 0000</text:p>
        </text:list-item>
        <text:list-item>
          <text:p text:style-name="Отчет_20_Листинг">885 2121</text:p>
        </text:list-item>
        <text:list-item>
          <text:p text:style-name="Отчет_20_Листинг">558 3232</text:p>
        </text:list-item>
        <text:list-item>
          <text:p text:style-name="Отчет_20_Листинг">567 4343</text:p>
        </text:list-item>
        <text:list-item>
          <text:p text:style-name="Отчет_20_Листинг">788 5454</text:p>
        </text:list-item>
        <text:list-item>
          <text:p text:style-name="Отчет_20_Листинг">671 6565</text:p>
        </text:list-item>
        <text:list-item>
          <text:p text:style-name="Отчет_20_Листинг">777 7676</text:p>
        </text:list-item>
      </text:list>
      <text:list xml:id="list92355005585458" text:continue-list="list92355332848298" text:style-name="Отчет_20_Нумерованный">
        <text:list-item>
          <text:list>
            <text:list-item>
              <text:h text:style-name="Отчет_20_Заголовок_20_2" text:outline-level="2">Выходной файл</text:h>
            </text:list-item>
          </text:list>
        </text:list-item>
      </text:list>
      <text:list xml:id="list92354839034926" text:continue-list="list92356607386582" text:style-name="Отчет_20_Листинг">
        <text:list-item text:start-value="1">
          <text:p text:style-name="Отчет_20_Листинг">asmazovec@mobilehost insert ~/dev/sem4.СиАОДвЭВМ.lab5 &gt; ./a.out </text:p>
        </text:list-item>
        <text:list-item>
          <text:p text:style-name="Отчет_20_Листинг">[0] -&gt; <text:s/>#### </text:p>
        </text:list-item>
        <text:list-item>
          <text:p text:style-name="Отчет_20_Листинг">[1] -&gt; (671 : 6565) -&gt; (551 : 0) -&gt; (451 : 5555) -&gt; (411 : 4444) -&gt; <text:s/>#### </text:p>
        </text:list-item>
        <text:list-item>
          <text:p text:style-name="Отчет_20_Листинг">[2] -&gt; (332 : 3333) -&gt; (112 : 2222) -&gt; <text:s/>#### </text:p>
        </text:list-item>
        <text:list-item>
          <text:p text:style-name="Отчет_20_Листинг">[3] -&gt; (113 : 9999) -&gt; (513 : 7777) -&gt; (123 : 1111) -&gt; <text:s/>#### </text:p>
        </text:list-item>
        <text:list-item>
          <text:p text:style-name="Отчет_20_Листинг">[4] -&gt; <text:s/>#### </text:p>
        </text:list-item>
        <text:list-item>
          <text:p text:style-name="Отчет_20_Листинг">[5] -&gt; (885 : 2121) -&gt; (435 : 6666) -&gt; <text:s/>#### </text:p>
        </text:list-item>
        <text:list-item>
          <text:p text:style-name="Отчет_20_Листинг">[6] -&gt; (886 : 8888) -&gt; <text:s/>#### </text:p>
        </text:list-item>
        <text:list-item>
          <text:p text:style-name="Отчет_20_Листинг">[7] -&gt; (777 : 7676) -&gt; (567 : 4343) -&gt; <text:s/>#### </text:p>
        </text:list-item>
        <text:list-item>
          <text:p text:style-name="Отчет_20_Листинг">[8] -&gt; (788 : 5454) -&gt; (558 : 3232) -&gt; <text:s/>#### </text:p>
        </text:list-item>
        <text:list-item>
          <text:p text:style-name="Отчет_20_Листинг">[9] -&gt; <text:s/>#### </text:p>
        </text:list-item>
        <text:list-item>
          <text:p text:style-name="Отчет_20_Листинг"/>
        </text:list-item>
        <text:list-item>
          <text:p text:style-name="Отчет_20_Листинг">411</text:p>
        </text:list-item>
        <text:list-item>
          <text:p text:style-name="Отчет_20_Листинг">Find <text:s text:c="2"/>411 Just (411 : 4444) <text:s/>Iterations 4</text:p>
        </text:list-item>
        <text:list-item>
          <text:p text:style-name="Отчет_20_Листинг">Remove 411 Success deletion <text:s/>Iterations 4</text:p>
        </text:list-item>
      </text:list>
      <text:list xml:id="list92354982163091" text:continue-list="list92355005585458" text:style-name="Отчет_20_Нумерованный">
        <text:list-item>
          <text:h text:style-name="P24" text:outline-level="1">Вывод</text:h>
        </text:list-item>
      </text:list>
      <text:p text:style-name="Отчет_20_Абзац">В результате выполнения лабораторной работой мной были изучены принципы работы со структурой данных хеш-таблиц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hatch draw:name="Black_20_180_20_Degrees_20_Crossed" draw:display-name="Black 180 Degrees Crossed" draw:style="double" draw:color="#000000" draw:distance="0.102cm" draw:rotation="18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4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4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Отчет_20_Базовый" style:next-style-name="Text_20_body" style:default-outline-level="2" style:class="text">
      <style:paragraph-properties fo:margin-left="0.499cm" fo:margin-right="0cm" fo:margin-top="0cm" fo:margin-bottom="0cm" style:contextual-spacing="tru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Отчет_20_Базовый" style:next-style-name="Text_20_body" style:default-outline-level="3" style:class="text">
      <style:paragraph-properties fo:margin-left="1cm" fo:margin-right="0cm" fo:margin-top="0cm" fo:margin-bottom="0cm" style:contextual-spacing="tru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Drawing" style:family="paragraph" style:parent-style-name="Отчет_20_Название_20_Рисунка" style:class="extra">
      <style:paragraph-properties fo:text-align="center" style:justify-single-word="false"/>
    </style:style>
    <style:style style:name="Header_20_and_20_Footer" style:display-name="Header and Footer" style:family="paragraph" style:parent-style-name="Отчет_20_Колонтитул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тчет_20_Титульный_20_Базовый" style:display-name="Отчет Титульный Базовый" style:family="paragraph" style:master-page-name="">
      <style:paragraph-properties fo:line-height="150%" fo:text-align="center" style:justify-single-word="false" fo:hyphenation-ladder-count="no-limit" style:page-number="auto" fo:padding="0cm" fo:border="none" text:number-lines="true" text:line-number="1" style:join-border="false">
        <style:tab-stops/>
      </style:paragraph-properties>
      <style:text-properties fo:hyphenate="true" fo:hyphenation-remain-char-count="5" fo:hyphenation-push-char-count="5" loext:hyphenation-no-caps="true"/>
    </style:style>
    <style:style style:name="Отчет_20_Титульный_20_Тема_20_Работы" style:display-name="Отчет Титульный Тема Работы" style:family="paragraph" style:parent-style-name="Отчет_20_Титульный_20_Базовый" style:master-page-name="">
      <style:paragraph-properties style:page-number="auto" fo:padding-left="0cm" fo:padding-right="0cm" fo:padding-top="3cm" fo:padding-bottom="0.499cm" fo:border="none"/>
      <style:text-properties fo:text-transform="uppercase" fo:font-weight="bold"/>
    </style:style>
    <style:style style:name="Отчет_20_Титульный_20_Информация" style:display-name="Отчет Титульный Информация" style:family="paragraph" style:parent-style-name="Отчет_20_Титульный_20_Базовый" style:master-page-name="">
      <style:paragraph-properties fo:line-height="100%" fo:text-align="start" style:justify-single-word="false" style:page-number="auto" fo:padding-left="0cm" fo:padding-right="0cm" fo:padding-top="1cm" fo:padding-bottom="0cm" fo:border="none" style:join-border="true">
        <style:tab-stops>
          <style:tab-stop style:position="1cm" style:type="center"/>
          <style:tab-stop style:position="2cm" style:type="right"/>
          <style:tab-stop style:position="4.001cm" style:type="right"/>
          <style:tab-stop style:position="6.001cm" style:type="right"/>
          <style:tab-stop style:position="7.999cm" style:type="right"/>
        </style:tab-stops>
      </style:paragraph-properties>
    </style:style>
    <style:style style:name="Отчет_20_Базовый" style:display-name="Отчет Базовый" style:family="paragraph" style:master-page-name="">
      <style:paragraph-properties fo:margin-top="0cm" fo:margin-bottom="0.3cm" style:contextual-spacing="true" fo:line-height="150%" fo:text-align="justify" style:justify-single-word="false" fo:hyphenation-ladder-count="no-limit" style:page-number="auto" text:number-lines="true" text:line-number="1">
        <style:tab-stops/>
      </style:paragraph-properties>
      <style:text-properties fo:hyphenate="true" fo:hyphenation-remain-char-count="5" fo:hyphenation-push-char-count="5" loext:hyphenation-no-caps="true"/>
      <style:map style:condition="header()" style:apply-style-name="Отчет_20_Базовый"/>
      <style:map style:condition="footer()" style:apply-style-name="Отчет_20_Базовый"/>
    </style:style>
    <style:style style:name="Отчет_20_Заголовок_20_2" style:display-name="Отчет Заголовок 2" style:family="paragraph" style:parent-style-name="Отчет_20_Базовый" style:next-style-name="Отчет_20_Абзац" style:default-outline-level="2" style:list-style-name="Отчет_20_Нумерованный" style:master-page-name="">
      <style:paragraph-properties fo:margin-top="0.101cm" fo:margin-bottom="0.101cm" style:contextual-spacing="true" fo:line-height="200%" fo:text-align="center" style:justify-single-word="false" fo:keep-together="always" style:register-true="false" style:page-number="auto" fo:padding="0cm" fo:border="none" fo:keep-with-next="always" style:join-border="false">
        <style:tab-stops/>
      </style:paragraph-properties>
      <style:text-properties fo:font-weight="bold"/>
    </style:style>
    <style:style style:name="Отчет_20_Заголовок_20_1" style:display-name="Отчет Заголовок 1" style:family="paragraph" style:parent-style-name="Отчет_20_Базовый" style:next-style-name="Отчет_20_Заголовок_20_2" style:default-outline-level="1" style:list-style-name="Отчет_20_Нумерованный" style:master-page-name="">
      <style:paragraph-properties fo:margin-top="0.101cm" fo:margin-bottom="0.101cm" style:contextual-spacing="false" fo:line-height="200%" fo:text-align="center" style:justify-single-word="false" fo:keep-together="always" style:page-number="auto" fo:break-before="page" fo:padding="0cm" fo:border="none" fo:keep-with-next="always" style:join-border="false"/>
      <style:text-properties fo:font-size="16pt" fo:font-weight="bold"/>
    </style:style>
    <style:style style:name="Отчет_20_Абзац" style:display-name="Отчет Абзац" style:family="paragraph" style:parent-style-name="Отчет_20_Базовый">
      <style:paragraph-properties fo:margin-left="0cm" fo:margin-right="0cm" fo:line-height="150%" fo:text-indent="1cm" style:auto-text-indent="false"/>
    </style:style>
    <style:style style:name="Отчет_20_Список_20_Нумерованный" style:display-name="Отчет Список Нумерованный" style:family="paragraph" style:parent-style-name="Отчет_20_Базовый" style:list-style-name="Отчет_20_Нумерованный_20_Встраиваемый" style:master-page-name="">
      <style:paragraph-properties style:page-number="auto"/>
    </style:style>
    <style:style style:name="Отчет_20_Список_20_Символьный" style:display-name="Отчет Список Символьный" style:family="paragraph" style:parent-style-name="Отчет_20_Базовый" style:list-style-name="Отчет_20_Символьный_20_Встраиваемый"/>
    <style:style style:name="Отчет_20_Листинг" style:display-name="Отчет Листинг" style:family="paragraph" style:parent-style-name="Отчет_20_Базовый" style:list-style-name="Отчет_20_Листинг" style:master-page-name="">
      <loext:graphic-properties draw:fill="none" draw:fill-color="#dddddd" draw:fill-hatch-name="Black_20_180_20_Degrees_20_Crossed" draw:fill-hatch-solid="false"/>
      <style:paragraph-properties fo:line-height="100%" style:page-number="auto" fo:background-color="transparent" fo:padding="0cm" fo:border="none">
        <style:tab-stops/>
      </style:paragraph-properties>
      <style:text-properties fo:color="#000000" loext:opacity="100%" style:font-name="Liberation Mono" fo:font-family="'Liberation Mono'" style:font-style-name="Обычный" style:font-family-generic="modern" style:font-pitch="fixed" fo:font-size="12pt" style:text-overline-style="none" style:text-overline-color="font-color"/>
    </style:style>
    <style:style style:name="Table_20_Contents" style:display-name="Table Contents" style:family="paragraph" style:parent-style-name="Отчет_20_Таблица_20_Содержимое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Отчет_20_Таблица_20_Заголовок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Отчет_20_Название_20_Таблицы" style:class="extra" style:master-page-name="">
      <style:paragraph-properties fo:margin-top="0cm" fo:margin-bottom="0cm" style:contextual-spacing="true" fo:text-align="start" style:justify-single-word="false" style:page-number="auto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тчет_20_Название_20_Таблицы" style:display-name="Отчет Название Таблицы" style:family="paragraph" style:parent-style-name="Отчет_20_Базовый">
      <style:paragraph-properties fo:margin-top="0cm" fo:margin-bottom="0cm" style:contextual-spacing="false" fo:text-align="start" style:justify-single-word="false"/>
    </style:style>
    <style:style style:name="Отчет_20_Название_20_Рисунка" style:display-name="Отчет Название Рисунка" style:family="paragraph" style:parent-style-name="Отчет_20_Базовый">
      <style:paragraph-properties fo:text-align="center" style:justify-single-word="false"/>
    </style:style>
    <style:style style:name="Отчет_20_Таблица_20_Заголовок" style:display-name="Отчет Таблица Заголовок" style:family="paragraph" style:parent-style-name="Отчет_20_Базовый">
      <style:paragraph-properties fo:margin-top="0cm" fo:margin-bottom="0cm" style:contextual-spacing="false" fo:text-align="center" style:justify-single-word="false"/>
    </style:style>
    <style:style style:name="Отчет_20_Колонтитул" style:display-name="Отчет Колонтитул" style:family="paragraph" style:parent-style-name="Отчет_20_Базовый">
      <style:paragraph-properties fo:text-align="center" style:justify-single-word="false">
        <style:tab-stops/>
      </style:paragraph-properties>
    </style:style>
    <style:style style:name="Отчет_20_Таблица_20_Содержимое" style:display-name="Отчет Таблица Содержимое" style:family="paragraph" style:parent-style-name="Отчет_20_Базовый">
      <style:paragraph-properties fo:margin-top="0cm" fo:margin-bottom="0cm" style:contextual-spacing="false" fo:text-align="center" style:justify-single-word="false">
        <style:tab-stops/>
      </style:paragraph-properties>
    </style:style>
    <style:style style:name="Illustration" style:family="paragraph" style:parent-style-name="Отчет_20_Название_20_Рисунка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Contents_20_1" style:display-name="Contents 1" style:family="paragraph" style:parent-style-name="Отчет_20_Базовый" style:list-style-name="" style:class="index">
      <style:paragraph-properties fo:margin-top="0cm" fo:margin-bottom="0cm" style:contextual-spacing="true" fo:text-align="start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тчет_20_Базовый" style:class="index">
      <style:paragraph-properties fo:margin-left="0.499cm" fo:margin-right="0cm" fo:margin-top="0cm" fo:margin-bottom="0cm" style:contextual-spacing="true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Отчет_20_Базовый" style:class="index">
      <style:paragraph-properties fo:margin-top="0cm" fo:margin-bottom="0cm" style:contextual-spacing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Отчет_20_Базовый" style:class="index">
      <style:paragraph-properties fo:margin-left="0.998cm" fo:margin-right="0cm" fo:margin-top="0cm" fo:margin-bottom="0cm" style:contextual-spacing="tru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Отчет_20_Базовый" style:class="index">
      <style:paragraph-properties fo:margin-left="1.499cm" fo:margin-right="0cm" fo:margin-top="0cm" fo:margin-bottom="0cm" style:contextual-spacing="tru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svg:width="17cm" fo:min-width="100%" svg:height="7.71cm" style:rel-height="30%" text:anchor-type="paragraph" svg:x="0cm" svg:y="0cm" style:protect="position" style:wrap="none" style:vertical-pos="top" style:vertical-rel="paragraph" style:horizontal-pos="center" style:horizontal-rel="paragraph" draw:wrap-influence-on-position="once-concurrent" loext:allow-overlap="true" loext:rel-width-rel="paragraph" loext:rel-height-rel="paragraph">
        <style:columns fo:column-count="1" fo:column-gap="0cm"/>
      </style:graphic-properties>
    </style:style>
    <style:style style:name="Frame" style:family="graphic">
      <style:graphic-properties svg:width="17cm" fo:min-width="100%" svg:height="0.258cm" fo:min-height="1%" text:anchor-type="paragraph" svg:x="0cm" svg:y="0cm" fo:margin-left="0.201cm" fo:margin-right="0.201cm" fo:margin-top="0.201cm" fo:margin-bottom="0.201cm" style:protect="position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 loext:rel-width-rel="paragraph" loext:rel-height-rel="paragraph">
        <style:columns fo:column-count="1" fo:column-gap="0cm"/>
      </style:graphic-properties>
    </style:style>
    <style:style style:name="Graphics" style:family="graphic">
      <style:graphic-properties fo:min-width="11.899cm" svg:height="0.041cm" text:anchor-type="paragraph" svg:x="0cm" svg:y="0cm" style:protect="position" style:wrap="none" style:vertical-pos="top" style:vertical-rel="paragraph" style:horizontal-pos="center" style:horizontal-rel="paragraph" draw:wrap-influence-on-position="once-concurrent" loext:allow-overlap="true"/>
    </style:style>
    <style:style style:name="Labels" style:family="graphic" style:auto-update="true">
      <style:graphic-properties text:anchor-type="as-char" svg:y="0cm" fo:margin-left="0.201cm" fo:margin-right="0.201cm" style:protect="size position" style:wrap="parallel" style:number-wrapped-paragraphs="no-limit" style:wrap-contour="false" style:vertical-pos="top" style:vertical-rel="baseline" draw:wrap-influence-on-position="once-concurrent" loext:allow-overlap="true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Отчет_20_Нумерованный" style:display-name="Отчет Нумерованный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Отчет_20_Нумерованный_20_Встраиваемый" style:display-name="Отчет Нумерованный Встраиваемый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space" fo:text-indent="2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space" fo:text-indent="3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space" fo:text-indent="4.00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space" fo:text-indent="5.00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space" fo:text-indent="6.001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space" fo:text-indent="7.001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space" fo:text-indent="7.999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space" fo:text-indent="8.999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space" fo:text-indent="9.999cm"/>
        </style:list-level-properties>
      </text:list-level-style-number>
    </text:list-style>
    <text:list-style style:name="Отчет_20_Символьный_20_Встраиваемый" style:display-name="Отчет Символьный Встраиваемый">
      <text:list-level-style-bullet text:level="1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space" fo:text-indent="2cm"/>
        </style:list-level-properties>
        <style:text-properties style:font-name="OpenSymbol"/>
      </text:list-level-style-bullet>
      <text:list-level-style-bullet text:level="3" text:bullet-char="–">
        <style:list-level-properties text:list-level-position-and-space-mode="label-alignment">
          <style:list-level-label-alignment text:label-followed-by="space" fo:text-indent="3cm"/>
        </style:list-level-properties>
        <style:text-properties style:font-name="OpenSymbo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space" fo:text-indent="4.001cm"/>
        </style:list-level-properties>
        <style:text-properties style:font-name="OpenSymbo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space" fo:text-indent="5.001cm"/>
        </style:list-level-properties>
        <style:text-properties style:font-name="OpenSymbo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space" fo:text-indent="6.001cm"/>
        </style:list-level-properties>
        <style:text-properties style:font-name="OpenSymbo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space" fo:text-indent="7.001cm"/>
        </style:list-level-properties>
        <style:text-properties style:font-name="OpenSymbo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space" fo:text-indent="7.999cm"/>
        </style:list-level-properties>
        <style:text-properties style:font-name="OpenSymbo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space" fo:text-indent="8.999cm"/>
        </style:list-level-properties>
        <style:text-properties style:font-name="OpenSymbol"/>
      </text:list-level-style-bullet>
      <text:list-level-style-bullet text:level="10" text:bullet-char="–">
        <style:list-level-properties text:list-level-position-and-space-mode="label-alignment">
          <style:list-level-label-alignment text:label-followed-by="space" fo:text-indent="9.999cm"/>
        </style:list-level-properties>
        <style:text-properties style:font-name="OpenSymbol"/>
      </text:list-level-style-bullet>
    </text:list-style>
    <text:list-style style:name="Отчет_20_Листинг" style:display-name="Отчет Листинг" text:consecutive-numbering="true">
      <text:list-level-style-number text:level="1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3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4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5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6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7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8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9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10" style:num-suffix="|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7">
      <number:year number:style="long"/>
    </number:date-style>
    <number:date-style style:name="N108">
      <number:day number:style="long"/>
    </number:date-style>
    <number:date-style style:name="N10107" number:language="ru" number:country="RU">
      <number:year number:style="long"/>
    </number:date-style>
    <number:date-style style:name="N10108" number:language="ru" number:country="RU">
      <number:day number:style="long"/>
    </number:date-style>
  </office:styles>
  <office:automatic-styles>
    <style:style style:name="MP1" style:family="paragraph" style:parent-style-name="Отчет_20_Колонтитул">
      <style:paragraph-properties>
        <style:tab-stops/>
      </style:paragraph-properties>
    </style:style>
    <style:style style:name="MT1" style:family="text">
      <style:text-properties officeooo:rsid="002425c1"/>
    </style:style>
    <style:style style:name="MT2" style:family="text">
      <style:text-properties officeooo:rsid="00850a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6cm" fo:background-color="transparent" style:dynamic-spacing="true" draw:fill="none" draw:fill-color="#729fcf"/>
      </style:header-style>
      <style:footer-style>
        <style:header-footer-properties fo:min-height="1cm" fo:margin-left="0cm" fo:margin-right="0cm" fo:margin-top="0.6cm" fo:background-color="transparent" style:dynamic-spacing="true" draw:fill="none" draw:fill-color="#729fcf"/>
      </style:footer-style>
    </style:page-layout>
    <style:page-layout style:name="Mpm10">
      <style:page-layout-properties fo:page-width="29.7cm" fo:page-height="21.001cm" style:num-format="1" style:print-orientation="landscape" fo:margin-top="1cm" fo:margin-bottom="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6cm" fo:background-color="transparent" style:dynamic-spacing="true" draw:fill="none" draw:fill-color="#729fcf"/>
      </style:header-style>
      <style:footer-style>
        <style:header-footer-properties fo:min-height="1cm" fo:margin-left="0cm" fo:margin-right="0cm" fo:margin-top="0.6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Отчет_20_Базовый" style:display-name="Отчет Базовый" style:page-layout-name="Mpm9">
      <style:header>
        <text:p text:style-name="Отчет_20_Колонтитул"><text:page-number text:select-page="current">5</text:page-number></text:p>
      </style:header>
      <style:footer>
        <text:p text:style-name="Отчет_20_Колонтитул"/>
      </style:footer>
    </style:master-page>
    <style:master-page style:name="Отчет_20_Базовый_20_Горизонтальный" style:display-name="Отчет Базовый Горизонтальный" style:page-layout-name="Mpm10">
      <style:header>
        <text:p text:style-name="Header"/>
      </style:header>
      <style:footer>
        <text:p text:style-name="Footer"/>
      </style:footer>
    </style:master-page>
    <style:master-page style:name="Отчет_20_Титульный" style:display-name="Отчет Титульный" style:page-layout-name="Mpm9" style:next-style-name="Отчет_20_Базовый">
      <style:header>
        <text:p text:style-name="MP1"/>
      </style:header>
      <style:footer>
        <text:p text:style-name="Отчет_20_Колонтитул"><text:span text:style-name="MT1">Томск </text:span><text:span text:style-name="MT2">202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09:02:35.162027692</meta:creation-date>
    <dc:title>Шаблон Отчет</dc:title>
    <meta:editing-cycles>4</meta:editing-cycles>
    <meta:generator>LibreOffice/7.1.3.2$Linux_X86_64 LibreOffice_project/10$Build-2</meta:generator>
    <meta:editing-duration>PT10M8S</meta:editing-duration>
    <meta:initial-creator>Александр Сергеевич Мазовец</meta:initial-creator>
    <dc:date>2021-06-09T09:23:53.991816203</dc:date>
    <dc:creator>Александр Сергеевич Мазовец</dc:creator>
    <meta:printed-by>Александр Сергеевич Мазовец</meta:printed-by>
    <meta:print-date>2021-06-09T09:23:49.657857411</meta:print-date>
    <meta:document-statistic meta:table-count="0" meta:image-count="0" meta:object-count="0" meta:page-count="5" meta:paragraph-count="188" meta:word-count="870" meta:character-count="5446" meta:non-whitespace-character-count="4242"/>
    <meta:template xlink:type="simple" xlink:actuate="onRequest" xlink:title="Шаблон Отчет" xlink:href="../../../.config/libreoffice/4/user/template/Отчет%20ТУСУР/Шаблон%20Отчет.ott" meta:date="2021-06-09T09:02:34.49246410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TUSUR/TemplateModule.xml><?xml version="1.0" encoding="utf-8"?>
<!DOCTYPE module  PUBLIC '-//OpenOffice.org//DTD OfficeDocument 1.0//EN'  'module.dtd'>
<script:module xmlns:script="http://openoffice.org/2000/script" script:name="TemplateModule" script:language="StarBasic">REM  *****  BASIC  *****

Public oTemplateGenerator as Object
Public oDocAuto as Object

Sub  ShowTemplateGenerator()
Dim oUserfield
    With GlobalScope.BasicLibraries
       If Not .IsLibraryLoaded("Tools") Then .LoadLibrary("Tools")
    End With
    oTemplateGenerator = Tools.ModuleControls.LoadDialog("TUSUR", "TemplateGenerator", DialogLibraries)
    oDocAuto = ThisComponent

    oTemplateGenerator.Execute()
    oTemplateGenerator.Dispose()
End Sub

Sub CancelTemplateGenerator()
	oTemplateGenerator.EndExecute()
End Sub

Sub OkTemplateGenerator()
	oTemplateGenerator.EndExecute()
End Sub
</script:module>
</file>

<file path=Basic/TUSUR/script-lb.xml><?xml version="1.0" encoding="utf-8"?>
<!DOCTYPE library  PUBLIC '-//OpenOffice.org//DTD OfficeDocument 1.0//EN'  'library.dtd'>
<library:library xmlns:library="http://openoffice.org/2000/library" library:name="TUSUR" library:readonly="false" library:passwordprotected="false">
  <library:element library:name="Template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TUSUR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TUSUR/TemplateGenerator.xml><?xml version="1.0" encoding="utf-8"?>
<!DOCTYPE window  PUBLIC '-//OpenOffice.org//DTD OfficeDocument 1.0//EN'  'dialog.dtd'>
<dlg:window xmlns:dlg="http://openoffice.org/2000/dialog" xmlns:script="http://openoffice.org/2000/script" dlg:id="TemplateGenerator" dlg:left="165" dlg:top="72" dlg:width="367" dlg:height="226" dlg:closeable="true" dlg:moveable="true">
  <dlg:styles>
    <dlg:style dlg:style-id="0" dlg:font-weight="150"/>
  </dlg:styles>
  <dlg:bulletinboard>
    <dlg:text dlg:id="Ldepartment" dlg:tab-index="0" dlg:left="10" dlg:top="53" dlg:width="130" dlg:height="10" dlg:value="Обеспечивающая кафедра/Сокращение" dlg:valign="center"/>
    <dlg:text dlg:id="Ltheme" dlg:tab-index="18" dlg:left="10" dlg:top="8" dlg:width="130" dlg:height="10" dlg:value="Тема работы" dlg:valign="center"/>
    <dlg:text dlg:id="Label2" dlg:tab-index="19" dlg:left="10" dlg:top="38" dlg:width="130" dlg:height="10" dlg:value="Учебная дисциплина" dlg:valign="center"/>
    <dlg:text dlg:id="Label3" dlg:tab-index="20" dlg:left="10" dlg:top="23" dlg:width="130" dlg:height="10" dlg:value="Вид работы" dlg:valign="center"/>
    <dlg:text dlg:style-id="0" dlg:id="Label1" dlg:tab-index="21" dlg:left="5" dlg:top="68" dlg:width="130" dlg:height="10" dlg:value="Выполнил" dlg:valign="center"/>
    <dlg:text dlg:id="Label5" dlg:tab-index="22" dlg:left="10" dlg:top="83" dlg:width="130" dlg:height="10" dlg:value="Номер группы" dlg:valign="center"/>
    <dlg:text dlg:id="Label7" dlg:tab-index="23" dlg:left="10" dlg:top="98" dlg:width="130" dlg:height="10" dlg:value="Инициалы/Фамилия" dlg:valign="center"/>
    <dlg:text dlg:id="Label4" dlg:tab-index="24" dlg:left="10" dlg:top="128" dlg:width="130" dlg:height="10" dlg:value="Дата" dlg:valign="center"/>
    <dlg:text dlg:style-id="0" dlg:id="Label6" dlg:tab-index="25" dlg:left="5" dlg:top="158" dlg:width="130" dlg:height="10" dlg:value="Проверил" dlg:valign="center"/>
    <dlg:text dlg:id="Label8" dlg:tab-index="26" dlg:left="10" dlg:top="173" dlg:width="130" dlg:height="10" dlg:value="Должность, ученая степень, звание" dlg:valign="center"/>
    <dlg:text dlg:id="Label9" dlg:tab-index="27" dlg:left="10" dlg:top="188" dlg:width="130" dlg:height="10" dlg:value="Инициалы/Фамилия" dlg:valign="center"/>
    <dlg:button dlg:id="CommandButton1" dlg:tab-index="17" dlg:left="299" dlg:top="208" dlg:width="60" dlg:height="13" dlg:value="Ок">
      <script:event script:event-name="on-performaction" script:macro-name="vnd.sun.star.script:TUSUR.TemplateModule.OkTemplateGenerator?language=Basic&amp;location=document" script:language="Script"/>
    </dlg:button>
    <dlg:button dlg:id="CommandButton2" dlg:tab-index="15" dlg:left="169" dlg:top="208" dlg:width="60" dlg:height="13" dlg:value="Применить"/>
    <dlg:button dlg:id="CommandButton3" dlg:tab-index="16" dlg:left="234" dlg:top="208" dlg:width="60" dlg:height="13" dlg:value="Отмена">
      <script:event script:event-name="on-performaction" script:macro-name="vnd.sun.star.script:TUSUR.TemplateModule.CancelTemplateGenerator?language=Basic&amp;location=document" script:language="Script"/>
    </dlg:button>
    <dlg:textfield dlg:id="tfTopic" dlg:tab-index="1" dlg:left="147" dlg:top="8" dlg:width="212" dlg:height="10"/>
    <dlg:combobox dlg:id="tfKindOfWork" dlg:tab-index="2" dlg:left="147" dlg:top="23" dlg:width="212" dlg:height="10" dlg:spin="true" dlg:linecount="10">
      <dlg:menupopup>
        <dlg:menuitem dlg:value="Отчет по лабораторной работе"/>
        <dlg:menuitem dlg:value="Тематический реферат"/>
        <dlg:menuitem dlg:value="Самостоятельная работа"/>
        <dlg:menuitem dlg:value="Эссе"/>
        <dlg:menuitem dlg:value="Расчетная работа"/>
        <dlg:menuitem dlg:value="Расчетно-графическая работа"/>
        <dlg:menuitem dlg:value="Курсовая работа"/>
        <dlg:menuitem dlg:value="Курсовой проект"/>
      </dlg:menupopup>
    </dlg:combobox>
    <dlg:textfield dlg:id="tfAcademicDiscipline" dlg:tab-index="3" dlg:left="147" dlg:top="38" dlg:width="212" dlg:height="10"/>
    <dlg:textfield dlg:id="tfDepartment" dlg:tab-index="4" dlg:left="147" dlg:top="53" dlg:width="163" dlg:height="10"/>
    <dlg:datefield dlg:id="tfCreationDate" dlg:tab-index="10" dlg:left="147" dlg:top="128" dlg:width="212" dlg:height="10" dlg:date-format="short_DDMMYYYY"/>
    <dlg:textfield dlg:id="tfAuLastName" dlg:tab-index="8" dlg:left="196" dlg:top="98" dlg:width="163" dlg:height="10"/>
    <dlg:textfield dlg:id="tfAuInitials" dlg:tab-index="7" dlg:left="147" dlg:top="98" dlg:width="46" dlg:height="10"/>
    <dlg:textfield dlg:id="tfAuGroup" dlg:tab-index="6" dlg:left="147" dlg:top="83" dlg:width="212" dlg:height="10"/>
    <dlg:textfield dlg:id="tfDepartmentRed" dlg:tab-index="5" dlg:left="312" dlg:top="53" dlg:width="47" dlg:height="10"/>
    <dlg:checkbox dlg:id="chbUseEditorData" dlg:tab-index="9" dlg:left="22" dlg:top="113" dlg:width="130" dlg:height="10" dlg:value="Использовать данные из параметров" dlg:valign="center" dlg:checked="true"/>
    <dlg:checkbox dlg:id="chbUseDocumentData" dlg:tab-index="11" dlg:left="22" dlg:top="143" dlg:width="130" dlg:height="10" dlg:value="Использовать дату создания документа" dlg:valign="center" dlg:checked="true"/>
    <dlg:textfield dlg:id="tfInsAcademicDegree" dlg:tab-index="12" dlg:left="147" dlg:top="173" dlg:width="212" dlg:height="10"/>
    <dlg:textfield dlg:id="tfInsInitials" dlg:tab-index="13" dlg:left="147" dlg:top="188" dlg:width="46" dlg:height="10"/>
    <dlg:textfield dlg:id="tfInsLastName" dlg:tab-index="14" dlg:left="196" dlg:top="188" dlg:width="163" dlg:height="10"/>
  </dlg:bulletinboard>
</dlg:window>
</file>

<file path=Dialogs/TUSUR/dialog-lb.xml><?xml version="1.0" encoding="utf-8"?>
<!DOCTYPE library  PUBLIC '-//OpenOffice.org//DTD OfficeDocument 1.0//EN'  'library.dtd'>
<library:library xmlns:library="http://openoffice.org/2000/library" library:name="TUSUR" library:readonly="false" library:passwordprotected="false">
  <library:element library:name="TemplateGenerator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TUSUR" library:link="false"/>
</library:libraries>
</file>